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>
      <style:paragraph-properties fo:text-align="justify" style:justify-single-word="false"/>
    </style:style>
    <style:style style:name="P2" style:family="paragraph" style:parent-style-name="UBUcuerpoTrabajo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UBUcuerpoTrabajo" style:list-style-name="L1">
      <style:paragraph-properties fo:text-align="justify" style:justify-single-word="false"/>
    </style:style>
    <style:style style:name="P4" style:family="paragraph" style:parent-style-name="UBUcuerpoTrabajo" style:list-style-name="L2">
      <style:paragraph-properties fo:text-align="justify" style:justify-single-word="false"/>
    </style:style>
    <style:style style:name="P5" style:family="paragraph" style:parent-style-name="Heading_20_1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P5" text:outline-level="1">Objetivos del proyecto </text:h>
      <text:p text:style-name="UBUcuerpoTrabajo"/>
      <text:p text:style-name="P1">Los objetivos principales del proyecto son los siguientes:</text:p>
      <text:p text:style-name="P2"/>
      <text:list xml:id="list2312818619625883131" text:style-name="L1">
        <text:list-item>
          <text:p text:style-name="P3">Ayudar a iniciarse en la programación.</text:p>
        </text:list-item>
        <text:list-item>
          <text:p text:style-name="P3">Crear un programa que lea un xml creado con Blockly en el que haya descritos bloques secuenciales y alternativos y gestión de funciones y genere un diagrama de Chapin de ese módulo y una función en C_fácil que lo use para lo que hay que extender el lenguaje C_fácil existente.</text:p>
        </text:list-item>
      </text:list>
      <text:p text:style-name="P1"/>
      <text:p text:style-name="P1"/>
      <text:p text:style-name="P1">También existen los siguientes objetivos funcionales y técnicos:</text:p>
      <text:p text:style-name="P1"/>
      <text:list xml:id="list7765546524239489584" text:style-name="L2">
        <text:list-item>
          <text:p text:style-name="P4">Utilizar Blockly tanto en modo local como en modo remoto con conexión a Internet.</text:p>
        </text:list-item>
        <text:list-item>
          <text:p text:style-name="P4">Utilizar la aplicación Blockly y el conversor en diferentes sistemas operativos, como son los sistemas Ubuntu y Windows.</text:p>
        </text:list-item>
        <text:list-item>
          <text:p text:style-name="P4">Desde un sistema Ubuntu, poder convertir el código Blockly en C_fácil, compilarlo y ejecutarl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2_ObjetivosDelProyecto.odt</text:file-name> v.<text:editing-cycles>18</text:editing-cycles> <text:title/><text:modification-date style:data-style-name="N103">14/feb/18</text:modification-date>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3:01</meta:creation-date>
    <meta:generator>OpenOffice/4.1.3$Win32 OpenOffice.org_project/413m1$Build-9783</meta:generator>
    <dc:date>2018-02-14T10:06:13.17</dc:date>
    <dc:creator>Rosana Arnáiz Vicario</dc:creator>
    <meta:editing-duration>PT22M11S</meta:editing-duration>
    <meta:editing-cycles>18</meta:editing-cycles>
    <meta:document-statistic meta:table-count="0" meta:image-count="0" meta:object-count="0" meta:page-count="2" meta:paragraph-count="9" meta:word-count="130" meta:character-count="807"/>
  </office:meta>
</office:document-meta>
</file>